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Problema 1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Media:</text:p>
          </table:table-cell>
          <table:table-cell table:formula="of:=AVERAGE([.A3:.A12])" office:value-type="float" office:value="68.7" calcext:value-type="float">
            <text:p>68,7</text:p>
          </table:table-cell>
          <table:table-cell table:number-columns-repeated="2"/>
          <table:table-cell table:style-name="ce1" office:value-type="string" calcext:value-type="string">
            <text:p>[media-conf,</text:p>
          </table:table-cell>
          <table:table-cell table:style-name="ce1" office:value-type="string" calcext:value-type="string">
            <text:p>media+conf]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Dev. Standard.</text:p>
          </table:table-cell>
          <table:table-cell table:formula="of:=STDEV([.A3:.A12])" office:value-type="float" office:value="8.66730766860288" calcext:value-type="float">
            <text:p>8,66730766860288</text:p>
          </table:table-cell>
          <table:table-cell table:number-columns-repeated="2"/>
          <table:table-cell table:formula="of:=[.B15]-[.B17]" office:value-type="float" office:value="64.1917138889548" calcext:value-type="float">
            <text:p>64,1917138889548</text:p>
          </table:table-cell>
          <table:table-cell table:formula="of:=[.B15]+[.B17]" office:value-type="float" office:value="73.2082861110452" calcext:value-type="float">
            <text:p>73,2082861110452</text:p>
          </table:table-cell>
          <table:table-cell table:style-name="ce4" office:value-type="string" calcext:value-type="string">
            <text:p>→</text:p>
          </table:table-cell>
          <table:table-cell office:value-type="string" calcext:value-type="string">
            <text:p>Soddisfa la normativa</text:p>
          </table:table-cell>
          <table:table-cell/>
        </table:table-row>
        <table:table-row table:style-name="ro2">
          <table:table-cell table:style-name="ce1" office:value-type="string" calcext:value-type="string">
            <text:p>Confidenza:</text:p>
          </table:table-cell>
          <table:table-cell table:formula="of:=CONFIDENCE(0.1;[.B16];10)" office:value-type="float" office:value="4.50828611104524" calcext:value-type="float">
            <text:p>4,50828611104524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Problema 2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umorosità (db)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Peso (kg)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1" office:value-type="string" calcext:value-type="string">
            <text:p>Retta regression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q</text:p>
          </table:table-cell>
          <table:table-cell table:number-columns-repeated="6"/>
        </table:table-row>
        <table:table-row table:style-name="ro2">
          <table:table-cell/>
          <table:table-cell table:formula="of:=SLOPE([.B22:.I22]; [.B23:.I23])" office:value-type="float" office:value="0.736641221374046" calcext:value-type="float">
            <text:p>0,736641221374046</text:p>
          </table:table-cell>
          <table:table-cell table:formula="of:=INTERCEPT([.B22:.I22]; [.B23:.I23])" office:value-type="float" office:value="2.26335877862596" calcext:value-type="float">
            <text:p>2,2633587786259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PEARSON:</text:p>
          </table:table-cell>
          <table:table-cell table:formula="of:=PEARSON([.B22:.I22]; [.B23:.I23])" office:value-type="float" office:value="0.956183987613487" calcext:value-type="float">
            <text:p>0,956183987613487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COVARIANZA:</text:p>
          </table:table-cell>
          <table:table-cell table:formula="of:=COVAR([.B22:.I22];[.B23:.I23])" office:value-type="float" office:value="6.03125" calcext:value-type="float">
            <text:p>6,03125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STIMA(40kg):</text:p>
          </table:table-cell>
          <table:table-cell table:formula="of:=TREND([.B22:.I22];[.B23:.I23];40)" office:value-type="float" office:value="31.7290076335878" calcext:value-type="float">
            <text:p>31,729007633587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20:20:57.91192300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9:08:22.942470026</meta:creation-date>
    <dc:date>2021-02-13T20:33:30.294676524</dc:date>
    <meta:editing-duration>PT1H22M15S</meta:editing-duration>
    <meta:editing-cycles>19</meta:editing-cycles>
    <meta:generator>LibreOffice/7.1.0.3$Linux_X86_64 LibreOffice_project/10$Build-3</meta:generator>
    <meta:document-statistic meta:table-count="1" meta:cell-count="53" meta:object-count="0"/>
  </office:meta>
</office:document-meta>
</file>